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4657F24D52060609024.png" manifest:media-type="image/png"/>
  <manifest:file-entry manifest:full-path="Pictures/10000000000006400000046581465587289A629E.png" manifest:media-type="image/png"/>
  <manifest:file-entry manifest:full-path="Pictures/1000000000000640000004655E0B47F4199C6E8A.png" manifest:media-type="image/png"/>
  <manifest:file-entry manifest:full-path="Pictures/100000000000064000000465CD773B804DABEDAA.png" manifest:media-type="image/png"/>
  <manifest:file-entry manifest:full-path="Pictures/10000000000006400000046514CF28B46960D1A9.png" manifest:media-type="image/png"/>
  <manifest:file-entry manifest:full-path="Pictures/100000000000064000000465AB9F68001CA1845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decorative" style:font-pitch="variable" style:font-charset="x-symbol"/>
    <style:font-face style:name="Times New Roman" svg:font-family="'Times New Roman'" style:font-family-generic="roman"/>
    <style:font-face style:name="Liberation Sans2" svg:font-family="'Liberation Sans'" style:font-adornments="Regular" style:font-family-generic="swiss"/>
    <style:font-face style:name="Courier New" svg:font-family="'Courier New'" style:font-family-generic="modern" style:font-pitch="fixed"/>
    <style:font-face style:name="Symbol" svg:font-family="Symbol" style:font-family-generic="decorati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FreeSans" svg:font-family="FreeSans, Calibri" style:font-family-generic="swiss" style:font-pitch="variable"/>
    <style:font-face style:name="Liberation Sans1" svg:font-family="'Liberation Sans', Arial" style:font-family-generic="swiss" style:font-pitch="variable"/>
    <style:font-face style:name="Segoe UI" svg:font-family="'Segoe UI', Calibri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806cm"/>
    </style:style>
    <style:style style:name="gr3" style:family="graphic" style:parent-style-name="objectwithoutfill">
      <style:graphic-properties svg:stroke-width="0.035cm" svg:stroke-color="#3399f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svg:stroke-color="#ff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svg:stroke-color="#ffcc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svg:stroke-color="#9900f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svg:stroke-color="#00cc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svg:stroke-color="#66ccf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9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982cm"/>
    </style:style>
    <style:style style:name="gr10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459cm"/>
    </style:style>
    <style:style style:name="gr1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025cm"/>
    </style:style>
    <style:style style:name="gr1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31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8.2000007629395pt"/>
    </style:style>
    <style:style style:name="P3" style:family="paragraph">
      <loext:graphic-properties draw:fill="none" draw:fill-color="#ffffff"/>
      <style:text-properties fo:font-size="18.2000007629395pt"/>
    </style:style>
    <style:style style:name="P4" style:family="paragraph">
      <style:text-properties fo:font-size="10.1000003814697pt"/>
    </style:style>
    <style:style style:name="P5" style:family="paragraph">
      <loext:graphic-properties draw:fill="none" draw:fill-color="#ffffff"/>
      <style:text-properties fo:font-size="10.1000003814697pt" style:font-size-asian="10pt" style:font-size-complex="10pt"/>
    </style:style>
    <style:style style:name="P6" style:family="paragraph">
      <style:text-properties style:font-name="Times New Roman"/>
    </style:style>
    <style:style style:name="P7" style:family="paragraph">
      <loext:graphic-properties draw:fill="none" draw:fill-color="#ffffff"/>
      <style:text-properties style:font-name="Times New Roman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Liberation Sans2" fo:font-size="10pt" style:font-name-asian="Liberation Sans2" style:font-size-asian="10pt" style:font-name-complex="Liberation Sans2" style:font-size-complex="10pt"/>
    </style:style>
    <style:style style:name="T3" style:family="text">
      <style:text-properties style:text-position="-33% 58%" fo:font-size="10pt" style:font-size-asian="10pt" style:font-size-complex="10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style:font-name="Liberation Sans2" fo:font-size="11pt" style:font-name-asian="Liberation Sans2" style:font-size-asian="11pt" style:font-name-complex="Liberation Sans2" style:font-size-complex="11pt"/>
    </style:style>
    <style:style style:name="T6" style:family="text">
      <style:text-properties style:font-name="Liberation Sans" fo:font-size="11pt" style:font-name-asian="Liberation Sans2" style:font-size-asian="11pt" style:font-name-complex="Liberation Sans2" style:font-size-complex="11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style:font-name="Times New Roman" fo:font-size="12pt" style:font-size-asian="12pt" style:font-size-complex="12pt"/>
    </style:style>
    <style:style style:name="T9" style:family="text">
      <style:text-properties style:font-name="Times New Roman" fo:font-size="12pt" style:font-name-asian="Liberation Sans2" style:font-size-asian="12pt" style:font-name-complex="Liberation Sans2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upp Info 2" draw:style-name="dp1" draw:master-page-name="Default" presentation:presentation-page-layout-name="AL1T1">
        <draw:frame draw:style-name="gr1" draw:text-style-name="P1" draw:layer="layout" svg:width="10.905cm" svg:height="8.534cm" svg:x="0cm" svg:y="-0.01cm">
          <draw:image xlink:href="Pictures/1000000000000640000004655E0B47F4199C6E8A.png" xlink:type="simple" xlink:show="embed" xlink:actuate="onLoad">
            <text:p/>
          </draw:image>
        </draw:frame>
        <draw:frame draw:style-name="gr1" draw:text-style-name="P1" draw:layer="layout" svg:width="10.914cm" svg:height="8.523cm" svg:x="10.086cm" svg:y="-0.01cm">
          <draw:image xlink:href="Pictures/10000000000006400000046514CF28B46960D1A9.png" xlink:type="simple" xlink:show="embed" xlink:actuate="onLoad">
            <text:p/>
          </draw:image>
        </draw:frame>
        <draw:frame draw:style-name="gr1" draw:text-style-name="P1" draw:layer="layout" svg:width="10.914cm" svg:height="8.432cm" svg:x="0cm" svg:y="8.329cm">
          <draw:image xlink:href="Pictures/100000000000064000000465CD773B804DABEDAA.png" xlink:type="simple" xlink:show="embed" xlink:actuate="onLoad">
            <text:p/>
          </draw:image>
        </draw:frame>
        <draw:frame draw:style-name="gr1" draw:text-style-name="P1" draw:layer="layout" svg:width="10.914cm" svg:height="8.432cm" svg:x="10.086cm" svg:y="8.329cm">
          <draw:image xlink:href="Pictures/100000000000064000000465AB9F68001CA18458.png" xlink:type="simple" xlink:show="embed" xlink:actuate="onLoad">
            <text:p/>
          </draw:image>
        </draw:frame>
        <draw:frame draw:style-name="gr1" draw:text-style-name="P1" draw:layer="layout" svg:width="10.914cm" svg:height="8.433cm" svg:x="0cm" svg:y="16.563cm">
          <draw:image xlink:href="Pictures/10000000000006400000046581465587289A629E.png" xlink:type="simple" xlink:show="embed" xlink:actuate="onLoad">
            <text:p/>
          </draw:image>
        </draw:frame>
        <draw:frame draw:style-name="gr1" draw:text-style-name="P1" draw:layer="layout" svg:width="10.914cm" svg:height="8.432cm" svg:x="10.086cm" svg:y="16.568cm">
          <draw:image xlink:href="Pictures/1000000000000640000004657F24D52060609024.png" xlink:type="simple" xlink:show="embed" xlink:actuate="onLoad">
            <text:p/>
          </draw:image>
        </draw:frame>
        <draw:frame draw:style-name="gr2" draw:text-style-name="P3" draw:layer="layout" svg:width="0.826cm" svg:height="1.056cm" svg:x="0.165cm" svg:y="0.174cm">
          <draw:text-box>
            <text:p text:style-name="P2">A</text:p>
          </draw:text-box>
        </draw:frame>
        <draw:frame draw:style-name="gr2" draw:text-style-name="P3" draw:layer="layout" svg:width="0.827cm" svg:height="1.056cm" svg:x="10.49cm" svg:y="0.174cm">
          <draw:text-box>
            <text:p text:style-name="P2">B</text:p>
          </draw:text-box>
        </draw:frame>
        <draw:frame draw:style-name="gr2" draw:text-style-name="P3" draw:layer="layout" svg:width="0.826cm" svg:height="1.056cm" svg:x="0.165cm" svg:y="8.08cm">
          <draw:text-box>
            <text:p text:style-name="P2">C</text:p>
          </draw:text-box>
        </draw:frame>
        <draw:frame draw:style-name="gr2" draw:text-style-name="P3" draw:layer="layout" svg:width="0.826cm" svg:height="1.056cm" svg:x="10.408cm" svg:y="8.08cm">
          <draw:text-box>
            <text:p text:style-name="P2">D</text:p>
          </draw:text-box>
        </draw:frame>
        <draw:frame draw:style-name="gr2" draw:text-style-name="P3" draw:layer="layout" svg:width="0.826cm" svg:height="1.056cm" svg:x="0.165cm" svg:y="16.391cm">
          <draw:text-box>
            <text:p text:style-name="P2">E</text:p>
          </draw:text-box>
        </draw:frame>
        <draw:frame draw:style-name="gr2" draw:text-style-name="P3" draw:layer="layout" svg:width="0.826cm" svg:height="1.056cm" svg:x="10.408cm" svg:y="16.391cm">
          <draw:text-box>
            <text:p text:style-name="P2">F</text:p>
          </draw:text-box>
        </draw:frame>
        <draw:line draw:style-name="gr3" draw:text-style-name="P1" draw:layer="layout" svg:x1="16.613cm" svg:y1="1.081cm" svg:x2="17.459cm" svg:y2="1.081cm">
          <text:p/>
        </draw:line>
        <draw:line draw:style-name="gr4" draw:text-style-name="P1" draw:layer="layout" svg:x1="16.613cm" svg:y1="1.523cm" svg:x2="17.459cm" svg:y2="1.523cm">
          <text:p/>
        </draw:line>
        <draw:line draw:style-name="gr5" draw:text-style-name="P1" draw:layer="layout" svg:x1="16.613cm" svg:y1="1.964cm" svg:x2="17.459cm" svg:y2="1.964cm">
          <text:p/>
        </draw:line>
        <draw:line draw:style-name="gr6" draw:text-style-name="P1" draw:layer="layout" svg:x1="16.613cm" svg:y1="2.406cm" svg:x2="17.459cm" svg:y2="2.406cm">
          <text:p/>
        </draw:line>
        <draw:line draw:style-name="gr7" draw:text-style-name="P1" draw:layer="layout" svg:x1="16.613cm" svg:y1="2.848cm" svg:x2="17.459cm" svg:y2="2.848cm">
          <text:p/>
        </draw:line>
        <draw:line draw:style-name="gr8" draw:text-style-name="P1" draw:layer="layout" svg:x1="16.613cm" svg:y1="3.289cm" svg:x2="17.459cm" svg:y2="3.289cm">
          <text:p/>
        </draw:line>
        <draw:frame draw:style-name="gr9" draw:text-style-name="P5" draw:layer="layout" svg:width="2.541cm" svg:height="1.232cm" svg:x="17.458cm" svg:y="1.182cm">
          <draw:text-box>
            <text:p text:style-name="P4"><text:span text:style-name="T1">10 </text:span><text:span text:style-name="T2">μ</text:span><text:span text:style-name="T1">g</text:span><text:span text:style-name="T3">LAP</text:span><text:span text:style-name="T1">/g</text:span><text:span text:style-name="T3">ice</text:span></text:p>
          </draw:text-box>
        </draw:frame>
        <draw:frame draw:style-name="gr9" draw:text-style-name="P5" draw:layer="layout" svg:width="2.941cm" svg:height="1.232cm" svg:x="17.458cm" svg:y="1.68cm">
          <draw:text-box>
            <text:p text:style-name="P4"><text:span text:style-name="T1">100 </text:span><text:span text:style-name="T2">μ</text:span><text:span text:style-name="T1">g</text:span><text:span text:style-name="T3">LAP</text:span><text:span text:style-name="T1">/g</text:span><text:span text:style-name="T3">ice</text:span></text:p>
          </draw:text-box>
        </draw:frame>
        <draw:frame draw:style-name="gr9" draw:text-style-name="P5" draw:layer="layout" svg:width="2.742cm" svg:height="1.232cm" svg:x="17.458cm" svg:y="2.196cm">
          <draw:text-box>
            <text:p text:style-name="P4"><text:span text:style-name="T1">500 </text:span><text:span text:style-name="T2">μ</text:span><text:span text:style-name="T1">g</text:span><text:span text:style-name="T3">LAP</text:span><text:span text:style-name="T1">/g</text:span><text:span text:style-name="T3">ice</text:span></text:p>
          </draw:text-box>
        </draw:frame>
        <draw:frame draw:style-name="gr9" draw:text-style-name="P5" draw:layer="layout" svg:width="2.742cm" svg:height="1.232cm" svg:x="17.458cm" svg:y="2.64cm">
          <draw:text-box>
            <text:p text:style-name="P4"><text:span text:style-name="T1">800 </text:span><text:span text:style-name="T2">μ</text:span><text:span text:style-name="T1">g</text:span><text:span text:style-name="T3">LAP</text:span><text:span text:style-name="T1">/g</text:span><text:span text:style-name="T3">ice</text:span></text:p>
          </draw:text-box>
        </draw:frame>
        <draw:frame draw:style-name="gr9" draw:text-style-name="P5" draw:layer="layout" svg:width="2.742cm" svg:height="1.232cm" svg:x="17.458cm" svg:y="3.08cm">
          <draw:text-box>
            <text:p text:style-name="P4"><text:span text:style-name="T1">1000 </text:span><text:span text:style-name="T2">μ</text:span><text:span text:style-name="T1">g</text:span><text:span text:style-name="T3">LAP</text:span><text:span text:style-name="T1">/g</text:span><text:span text:style-name="T3">ice</text:span></text:p>
          </draw:text-box>
        </draw:frame>
        <draw:frame draw:style-name="gr10" draw:text-style-name="P5" draw:layer="layout" svg:width="2.198cm" svg:height="0.709cm" svg:x="17.458cm" svg:y="0.728cm">
          <draw:text-box>
            <text:p text:style-name="P4"><text:span text:style-name="T1">Clean Ice</text:span></text:p>
          </draw:text-box>
        </draw:frame>
        <draw:frame draw:style-name="gr11" draw:text-style-name="P3" draw:layer="layout" svg:width="3.717cm" svg:height="1.275cm" svg:x="1.511cm" svg:y="6.712cm">
          <draw:text-box>
            <text:p text:style-name="P2"><text:span text:style-name="T4">2 x 40 </text:span><text:span text:style-name="T5">µ</text:span><text:span text:style-name="T6">m cells</text:span></text:p>
          </draw:text-box>
        </draw:frame>
        <draw:frame draw:style-name="gr11" draw:text-style-name="P3" draw:layer="layout" svg:width="3.89cm" svg:height="1.275cm" svg:x="11.59cm" svg:y="6.713cm">
          <draw:text-box>
            <text:p text:style-name="P2"><text:span text:style-name="T4">4 x 40 </text:span><text:span text:style-name="T5">µ</text:span><text:span text:style-name="T6">m cells</text:span></text:p>
          </draw:text-box>
        </draw:frame>
        <draw:frame draw:style-name="gr11" draw:text-style-name="P3" draw:layer="layout" svg:width="3.693cm" svg:height="1.275cm" svg:x="11.59cm" svg:y="15.021cm">
          <draw:text-box>
            <text:p text:style-name="P2"><text:span text:style-name="T4">6 x 20 </text:span><text:span text:style-name="T5">µ</text:span><text:span text:style-name="T6">m cells</text:span></text:p>
          </draw:text-box>
        </draw:frame>
        <draw:frame draw:style-name="gr11" draw:text-style-name="P3" draw:layer="layout" svg:width="4.112cm" svg:height="1.275cm" svg:x="1.511cm" svg:y="15.022cm">
          <draw:text-box>
            <text:p text:style-name="P2"><text:span text:style-name="T4">6 x 40 </text:span><text:span text:style-name="T5">µ</text:span><text:span text:style-name="T6">m cells</text:span></text:p>
          </draw:text-box>
        </draw:frame>
        <draw:frame draw:style-name="gr11" draw:text-style-name="P3" draw:layer="layout" svg:width="3.914cm" svg:height="1.275cm" svg:x="1.511cm" svg:y="23.241cm">
          <draw:text-box>
            <text:p text:style-name="P2"><text:span text:style-name="T4">6 x 60 </text:span><text:span text:style-name="T5">µ</text:span><text:span text:style-name="T6">m cells</text:span></text:p>
          </draw:text-box>
        </draw:frame>
        <draw:frame draw:style-name="gr11" draw:text-style-name="P3" draw:layer="layout" svg:width="4.087cm" svg:height="1.275cm" svg:x="11.59cm" svg:y="23.242cm">
          <draw:text-box>
            <text:p text:style-name="P2"><text:span text:style-name="T4">6 x 120 </text:span><text:span text:style-name="T5">µ</text:span><text:span text:style-name="T6">m cells</text:span></text:p>
          </draw:text-box>
        </draw:frame>
        <draw:frame draw:style-name="gr12" draw:text-style-name="P3" draw:layer="layout" svg:width="1.343cm" svg:height="0.569cm" svg:x="1.343cm" svg:y="1.24cm">
          <draw:text-box>
            <text:p text:style-name="P2"><text:span text:style-name="T7">0.383</text:span></text:p>
          </draw:text-box>
        </draw:frame>
        <draw:frame draw:style-name="gr12" draw:text-style-name="P3" draw:layer="layout" svg:width="1.343cm" svg:height="0.569cm" svg:x="1.343cm" svg:y="1.687cm">
          <draw:text-box>
            <text:p text:style-name="P2"><text:span text:style-name="T7">0.382</text:span></text:p>
          </draw:text-box>
        </draw:frame>
        <draw:frame draw:style-name="gr12" draw:text-style-name="P3" draw:layer="layout" svg:width="1.343cm" svg:height="0.569cm" svg:x="1.343cm" svg:y="2.135cm">
          <draw:text-box>
            <text:p text:style-name="P2"><text:span text:style-name="T7">0.373</text:span></text:p>
          </draw:text-box>
        </draw:frame>
        <draw:frame draw:style-name="gr12" draw:text-style-name="P3" draw:layer="layout" svg:width="1.343cm" svg:height="0.569cm" svg:x="1.343cm" svg:y="3.743cm">
          <draw:text-box>
            <text:p text:style-name="P2"><text:span text:style-name="T7">0.337</text:span></text:p>
          </draw:text-box>
        </draw:frame>
        <draw:frame draw:style-name="gr12" draw:text-style-name="P3" draw:layer="layout" svg:width="1.343cm" svg:height="0.569cm" svg:x="1.343cm" svg:y="4.637cm">
          <draw:text-box>
            <text:p text:style-name="P2"><text:span text:style-name="T7">0.315</text:span></text:p>
          </draw:text-box>
        </draw:frame>
        <draw:frame draw:style-name="gr12" draw:text-style-name="P3" draw:layer="layout" svg:width="1.343cm" svg:height="0.569cm" svg:x="1.343cm" svg:y="5.175cm">
          <draw:text-box>
            <text:p text:style-name="P2"><text:span text:style-name="T7">0.303</text:span></text:p>
          </draw:text-box>
        </draw:frame>
        <draw:frame draw:style-name="gr12" draw:text-style-name="P3" draw:layer="layout" svg:width="1.343cm" svg:height="0.569cm" svg:x="11.423cm" svg:y="1.24cm">
          <draw:text-box>
            <text:p text:style-name="P2"><text:span text:style-name="T7">0.383</text:span></text:p>
          </draw:text-box>
        </draw:frame>
        <draw:frame draw:style-name="gr12" draw:text-style-name="P3" draw:layer="layout" svg:width="1.343cm" svg:height="0.569cm" svg:x="11.423cm" svg:y="1.687cm">
          <draw:text-box>
            <text:p text:style-name="P2"><text:span text:style-name="T7">0.382</text:span></text:p>
          </draw:text-box>
        </draw:frame>
        <draw:frame draw:style-name="gr12" draw:text-style-name="P3" draw:layer="layout" svg:width="1.343cm" svg:height="0.569cm" svg:x="11.423cm" svg:y="2.135cm">
          <draw:text-box>
            <text:p text:style-name="P2"><text:span text:style-name="T7">0.373</text:span></text:p>
          </draw:text-box>
        </draw:frame>
        <draw:frame draw:style-name="gr12" draw:text-style-name="P3" draw:layer="layout" svg:width="1.343cm" svg:height="0.569cm" svg:x="11.423cm" svg:y="3.743cm">
          <draw:text-box>
            <text:p text:style-name="P2"><text:span text:style-name="T7">0.339</text:span></text:p>
          </draw:text-box>
        </draw:frame>
        <draw:frame draw:style-name="gr12" draw:text-style-name="P3" draw:layer="layout" svg:width="1.343cm" svg:height="0.569cm" svg:x="11.423cm" svg:y="4.637cm">
          <draw:text-box>
            <text:p text:style-name="P2"><text:span text:style-name="T7">0.318</text:span></text:p>
          </draw:text-box>
        </draw:frame>
        <draw:frame draw:style-name="gr12" draw:text-style-name="P3" draw:layer="layout" svg:width="1.343cm" svg:height="0.569cm" svg:x="11.423cm" svg:y="5.175cm">
          <draw:text-box>
            <text:p text:style-name="P2"><text:span text:style-name="T7">0.306</text:span></text:p>
          </draw:text-box>
        </draw:frame>
        <draw:frame draw:style-name="gr12" draw:text-style-name="P3" draw:layer="layout" svg:width="1.343cm" svg:height="0.569cm" svg:x="1.259cm" svg:y="9.547cm">
          <draw:text-box>
            <text:p text:style-name="P2"><text:span text:style-name="T7">0.383</text:span></text:p>
          </draw:text-box>
        </draw:frame>
        <draw:frame draw:style-name="gr12" draw:text-style-name="P3" draw:layer="layout" svg:width="1.343cm" svg:height="0.569cm" svg:x="1.259cm" svg:y="9.994cm">
          <draw:text-box>
            <text:p text:style-name="P2"><text:span text:style-name="T7">0.382</text:span></text:p>
          </draw:text-box>
        </draw:frame>
        <draw:frame draw:style-name="gr12" draw:text-style-name="P3" draw:layer="layout" svg:width="1.343cm" svg:height="0.569cm" svg:x="1.259cm" svg:y="10.441cm">
          <draw:text-box>
            <text:p text:style-name="P2"><text:span text:style-name="T7">0.373</text:span></text:p>
          </draw:text-box>
        </draw:frame>
        <draw:frame draw:style-name="gr12" draw:text-style-name="P3" draw:layer="layout" svg:width="1.343cm" svg:height="0.569cm" svg:x="1.259cm" svg:y="12.051cm">
          <draw:text-box>
            <text:p text:style-name="P2"><text:span text:style-name="T7">0.341</text:span></text:p>
          </draw:text-box>
        </draw:frame>
        <draw:frame draw:style-name="gr12" draw:text-style-name="P3" draw:layer="layout" svg:width="1.343cm" svg:height="0.569cm" svg:x="1.259cm" svg:y="12.945cm">
          <draw:text-box>
            <text:p text:style-name="P2"><text:span text:style-name="T7">0.321</text:span></text:p>
          </draw:text-box>
        </draw:frame>
        <draw:frame draw:style-name="gr12" draw:text-style-name="P3" draw:layer="layout" svg:width="1.343cm" svg:height="0.569cm" svg:x="1.259cm" svg:y="13.481cm">
          <draw:text-box>
            <text:p text:style-name="P2"><text:span text:style-name="T7">0.310</text:span></text:p>
          </draw:text-box>
        </draw:frame>
        <draw:frame draw:style-name="gr12" draw:text-style-name="P3" draw:layer="layout" svg:width="1.344cm" svg:height="0.569cm" svg:x="11.338cm" svg:y="9.547cm">
          <draw:text-box>
            <text:p text:style-name="P2"><text:span text:style-name="T7">0.383</text:span></text:p>
          </draw:text-box>
        </draw:frame>
        <draw:frame draw:style-name="gr12" draw:text-style-name="P3" draw:layer="layout" svg:width="1.344cm" svg:height="0.569cm" svg:x="11.338cm" svg:y="9.994cm">
          <draw:text-box>
            <text:p text:style-name="P2"><text:span text:style-name="T7">0.382</text:span></text:p>
          </draw:text-box>
        </draw:frame>
        <draw:frame draw:style-name="gr12" draw:text-style-name="P3" draw:layer="layout" svg:width="1.344cm" svg:height="0.569cm" svg:x="11.338cm" svg:y="10.441cm">
          <draw:text-box>
            <text:p text:style-name="P2"><text:span text:style-name="T7">0.373</text:span></text:p>
          </draw:text-box>
        </draw:frame>
        <draw:frame draw:style-name="gr12" draw:text-style-name="P3" draw:layer="layout" svg:width="1.344cm" svg:height="0.569cm" svg:x="11.338cm" svg:y="12.051cm">
          <draw:text-box>
            <text:p text:style-name="P2"><text:span text:style-name="T7">0.337</text:span></text:p>
          </draw:text-box>
        </draw:frame>
        <draw:frame draw:style-name="gr12" draw:text-style-name="P3" draw:layer="layout" svg:width="1.344cm" svg:height="0.569cm" svg:x="11.338cm" svg:y="12.945cm">
          <draw:text-box>
            <text:p text:style-name="P2"><text:span text:style-name="T7">0.316</text:span></text:p>
          </draw:text-box>
        </draw:frame>
        <draw:frame draw:style-name="gr12" draw:text-style-name="P3" draw:layer="layout" svg:width="1.344cm" svg:height="0.569cm" svg:x="11.338cm" svg:y="13.481cm">
          <draw:text-box>
            <text:p text:style-name="P2"><text:span text:style-name="T7">0.303</text:span></text:p>
          </draw:text-box>
        </draw:frame>
        <draw:frame draw:style-name="gr12" draw:text-style-name="P3" draw:layer="layout" svg:width="1.343cm" svg:height="0.569cm" svg:x="1.259cm" svg:y="17.764cm">
          <draw:text-box>
            <text:p text:style-name="P2"><text:span text:style-name="T7">0.383</text:span></text:p>
          </draw:text-box>
        </draw:frame>
        <draw:frame draw:style-name="gr12" draw:text-style-name="P3" draw:layer="layout" svg:width="1.343cm" svg:height="0.569cm" svg:x="1.259cm" svg:y="18.212cm">
          <draw:text-box>
            <text:p text:style-name="P2"><text:span text:style-name="T7">0.382</text:span></text:p>
          </draw:text-box>
        </draw:frame>
        <draw:frame draw:style-name="gr12" draw:text-style-name="P3" draw:layer="layout" svg:width="1.343cm" svg:height="0.569cm" svg:x="1.259cm" svg:y="18.66cm">
          <draw:text-box>
            <text:p text:style-name="P2"><text:span text:style-name="T7">0.373</text:span></text:p>
          </draw:text-box>
        </draw:frame>
        <draw:frame draw:style-name="gr12" draw:text-style-name="P3" draw:layer="layout" svg:width="1.343cm" svg:height="0.569cm" svg:x="1.259cm" svg:y="20.269cm">
          <draw:text-box>
            <text:p text:style-name="P2"><text:span text:style-name="T7">0.337</text:span></text:p>
          </draw:text-box>
        </draw:frame>
        <draw:frame draw:style-name="gr12" draw:text-style-name="P3" draw:layer="layout" svg:width="1.343cm" svg:height="0.569cm" svg:x="1.259cm" svg:y="21.162cm">
          <draw:text-box>
            <text:p text:style-name="P2"><text:span text:style-name="T7">0.315</text:span></text:p>
          </draw:text-box>
        </draw:frame>
        <draw:frame draw:style-name="gr12" draw:text-style-name="P3" draw:layer="layout" svg:width="1.343cm" svg:height="0.569cm" svg:x="1.259cm" svg:y="21.699cm">
          <draw:text-box>
            <text:p text:style-name="P2"><text:span text:style-name="T7">0.303</text:span></text:p>
          </draw:text-box>
        </draw:frame>
        <draw:frame draw:style-name="gr12" draw:text-style-name="P3" draw:layer="layout" svg:width="1.344cm" svg:height="0.569cm" svg:x="11.338cm" svg:y="17.764cm">
          <draw:text-box>
            <text:p text:style-name="P2"><text:span text:style-name="T7">0.383</text:span></text:p>
          </draw:text-box>
        </draw:frame>
        <draw:frame draw:style-name="gr12" draw:text-style-name="P3" draw:layer="layout" svg:width="1.344cm" svg:height="0.569cm" svg:x="11.338cm" svg:y="18.212cm">
          <draw:text-box>
            <text:p text:style-name="P2"><text:span text:style-name="T7">0.382</text:span></text:p>
          </draw:text-box>
        </draw:frame>
        <draw:frame draw:style-name="gr12" draw:text-style-name="P3" draw:layer="layout" svg:width="1.344cm" svg:height="0.569cm" svg:x="11.338cm" svg:y="18.66cm">
          <draw:text-box>
            <text:p text:style-name="P2"><text:span text:style-name="T7">0.373</text:span></text:p>
          </draw:text-box>
        </draw:frame>
        <draw:frame draw:style-name="gr12" draw:text-style-name="P3" draw:layer="layout" svg:width="1.344cm" svg:height="0.569cm" svg:x="11.338cm" svg:y="20.269cm">
          <draw:text-box>
            <text:p text:style-name="P2"><text:span text:style-name="T7">0.338</text:span></text:p>
          </draw:text-box>
        </draw:frame>
        <draw:frame draw:style-name="gr12" draw:text-style-name="P3" draw:layer="layout" svg:width="1.344cm" svg:height="0.569cm" svg:x="11.338cm" svg:y="21.162cm">
          <draw:text-box>
            <text:p text:style-name="P2"><text:span text:style-name="T7">0.316</text:span></text:p>
          </draw:text-box>
        </draw:frame>
        <draw:frame draw:style-name="gr12" draw:text-style-name="P3" draw:layer="layout" svg:width="1.344cm" svg:height="0.569cm" svg:x="11.338cm" svg:y="21.699cm">
          <draw:text-box>
            <text:p text:style-name="P2"><text:span text:style-name="T7">0.304</text:span></text:p>
          </draw:text-box>
        </draw:frame>
        <draw:frame draw:style-name="gr13" draw:text-style-name="P7" draw:layer="layout" svg:width="19.6cm" svg:height="1.191cm" svg:x="0.4cm" svg:y="26cm">
          <draw:text-box>
            <text:p text:style-name="P6"><text:span text:style-name="T8">Simulated albedo with 10 – 1000 </text:span><text:span text:style-name="T9">µg/g algae of varying cell size. Broadband albedo is printed beneath each curve.</text:span></text:p>
          </draw:text-box>
        </draw:fram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decorative" style:font-pitch="variable" style:font-charset="x-symbol"/>
    <style:font-face style:name="Times New Roman" svg:font-family="'Times New Roman'" style:font-family-generic="roman"/>
    <style:font-face style:name="Liberation Sans2" svg:font-family="'Liberation Sans'" style:font-adornments="Regular" style:font-family-generic="swiss"/>
    <style:font-face style:name="Courier New" svg:font-family="'Courier New'" style:font-family-generic="modern" style:font-pitch="fixed"/>
    <style:font-face style:name="Symbol" svg:font-family="Symbol" style:font-family-generic="decorati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FreeSans" svg:font-family="FreeSans, Calibri" style:font-family-generic="swiss" style:font-pitch="variable"/>
    <style:font-face style:name="Liberation Sans1" svg:font-family="'Liberation Sans', Arial" style:font-family-generic="swiss" style:font-pitch="variable"/>
    <style:font-face style:name="Segoe UI" svg:font-family="'Segoe UI', Calibri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2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5cm" fo:margin-bottom="0cm" fo:text-indent="0cm"/>
      <style:text-properties fo:font-size="26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5.681cm" svg:height="7.575cm" svg:x="2.659cm" svg:y="2.485cm"/>
      <draw:page-thumbnail draw:layer="backgroundobjects" svg:width="5.681cm" svg:height="7.575cm" svg:x="2.659cm" svg:y="11.061cm"/>
      <draw:page-thumbnail draw:layer="backgroundobjects" svg:width="5.681cm" svg:height="7.575cm" svg:x="2.659cm" svg:y="19.637cm"/>
      <draw:page-thumbnail draw:layer="backgroundobjects" svg:width="5.681cm" svg:height="7.575cm" svg:x="12.659cm" svg:y="2.485cm"/>
      <draw:page-thumbnail draw:layer="backgroundobjects" svg:width="5.681cm" svg:height="7.575cm" svg:x="12.659cm" svg:y="11.061cm"/>
      <draw:page-thumbnail draw:layer="backgroundobjects" svg:width="5.681cm" svg:height="7.575cm" svg:x="12.659cm" svg:y="19.637cm"/>
    </style:handout-master>
    <style:master-page style:name="Default" style:page-layout-name="PM1" draw:style-name="Mdp1">
      <draw:frame presentation:style-name="Default-title" draw:layer="backgroundobjects" svg:width="18.899cm" svg:height="4.675cm" svg:x="1.049cm" svg:y="1.115cm" presentation:class="title" presentation:placeholder="true">
        <draw:text-box/>
      </draw:frame>
      <draw:frame presentation:style-name="Default-outline1" draw:layer="backgroundobjects" svg:width="18.899cm" svg:height="16.239cm" svg:x="1.049cm" svg:y="6.551cm" presentation:class="outline" presentation:placeholder="true">
        <draw:text-box/>
      </draw:frame>
      <draw:frame presentation:style-name="Mpr1" draw:text-style-name="MP2" draw:layer="backgroundobjects" svg:width="4.892cm" svg:height="1.931cm" svg:x="1.049cm" svg:y="25.50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6.656cm" svg:height="1.931cm" svg:x="7.181cm" svg:y="25.50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4.892cm" svg:height="1.931cm" svg:x="15.056cm" svg:y="25.507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5T16:56:20.878523170</meta:creation-date>
    <dc:date>2019-09-25T17:00:42.327146316</dc:date>
    <meta:editing-duration>PT27S</meta:editing-duration>
    <meta:editing-cycles>1</meta:editing-cycles>
    <meta:document-statistic meta:object-count="90"/>
    <meta:generator>LibreOffice/5.1.6.2$Linux_X86_64 LibreOffice_project/10m0$Build-2</meta:generator>
  </office:meta>
</office:document-meta>
</file>